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Condensed" svg:font-family="'Bahnschrift Condensed'" style:font-family-generic="swiss" style:font-pitch="variable"/>
    <style:font-face style:name="Kristen ITC" svg:font-family="'Kristen ITC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Kristen ITC" fo:font-size="26pt" fo:font-weight="bold" officeooo:rsid="000bcaa2" officeooo:paragraph-rsid="000bcaa2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0d0132" officeooo:paragraph-rsid="000d0132"/>
    </style:style>
    <style:style style:name="P3" style:family="paragraph" style:parent-style-name="Standard">
      <style:paragraph-properties fo:text-align="justify" style:justify-single-word="false"/>
      <style:text-properties fo:font-size="15pt" fo:font-style="italic" officeooo:rsid="000cbc2a" officeooo:paragraph-rsid="000cbc2a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text-align="justify" style:justify-single-word="false"/>
      <style:text-properties officeooo:rsid="000bcaa2" officeooo:paragraph-rsid="000bcaa2"/>
    </style:style>
    <style:style style:name="P5" style:family="paragraph" style:parent-style-name="Standard">
      <style:paragraph-properties fo:text-align="justify" style:justify-single-word="false"/>
      <style:text-properties officeooo:paragraph-rsid="000bcaa2"/>
    </style:style>
    <style:style style:name="P6" style:family="paragraph" style:parent-style-name="Standard">
      <style:paragraph-properties fo:text-align="justify" style:justify-single-word="false"/>
      <style:text-properties officeooo:paragraph-rsid="000cbc2a"/>
    </style:style>
    <style:style style:name="P7" style:family="paragraph" style:parent-style-name="Standard">
      <style:paragraph-properties fo:text-align="justify" style:justify-single-word="false"/>
      <style:text-properties style:font-name="Bahnschrift Condensed" fo:font-size="12pt" fo:font-style="normal" officeooo:rsid="000cbc2a" officeooo:paragraph-rsid="000cbc2a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officeooo:rsid="000cbc2a" officeooo:paragraph-rsid="000cbc2a"/>
    </style:style>
    <style:style style:name="T1" style:family="text">
      <style:text-properties officeooo:rsid="000bcaa2"/>
    </style:style>
    <style:style style:name="T2" style:family="text">
      <style:text-properties officeooo:rsid="000cbc2a"/>
    </style:style>
    <style:style style:name="T3" style:family="text">
      <style:text-properties fo:color="#000080" loext:opacity="100%" officeooo:rsid="000cbc2a"/>
    </style:style>
    <style:style style:name="T4" style:family="text">
      <style:text-properties officeooo:rsid="000d01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de programação</text:p>
      <text:p text:style-name="P2">Karina Stranieri Jordan 2° ano</text:p>
      <text:p text:style-name="P2"/>
      <text:p text:style-name="P3">Fotos usadas: </text:p>
      <text:p text:style-name="P4"/>
      <text:p text:style-name="P5"><text:span text:style-name="T1">foto </text:span><text:span text:style-name="T2">1</text:span><text:span text:style-name="T1">, </text:span><text:a xlink:type="simple" xlink:href="https://www.deviantart.com/miyomothecat/art/Coraline-113390787" text:style-name="Internet_20_link" text:visited-style-name="Visited_20_Internet_20_Link"><text:span text:style-name="T3">fundo</text:span></text:a></text:p>
      <text:p text:style-name="P5"><text:span text:style-name="T1">foto </text:span><text:span text:style-name="T2">2</text:span><text:span text:style-name="T1">, </text:span><text:a xlink:type="simple" xlink:href="https://www.deviantart.com/edgartorre/art/coraline-118550650" text:style-name="Internet_20_link" text:visited-style-name="Visited_20_Internet_20_Link"><text:span text:style-name="T2">coraline pela porta</text:span></text:a></text:p>
      <text:p text:style-name="P5"><text:span text:style-name="T1">foto </text:span><text:span text:style-name="T2">3</text:span><text:span text:style-name="T1">, </text:span><text:a xlink:type="simple" xlink:href="https://www.deviantart.com/thedylanjacobson/art/Coraline-and-the-Other-Mother-792317248" text:style-name="Internet_20_link" text:visited-style-name="Visited_20_Internet_20_Link"><text:span text:style-name="T2">a outra mãe e coraline</text:span></text:a></text:p>
      <text:p text:style-name="P5"><text:span text:style-name="T1">foto </text:span><text:span text:style-name="T2">4</text:span><text:span text:style-name="T1">, </text:span><text:a xlink:type="simple" xlink:href="https://www.deviantart.com/pointblizzy/art/Coraline-Stephen-Knox-206372839" text:style-name="Internet_20_link" text:visited-style-name="Visited_20_Internet_20_Link"><text:span text:style-name="T2">coraline </text:span></text:a></text:p>
      <text:p text:style-name="P5"><text:span text:style-name="T1">foto </text:span><text:span text:style-name="T2">5</text:span><text:span text:style-name="T1">, </text:span><text:a xlink:type="simple" xlink:href="https://www.deviantart.com/pointblizzy/art/coraline-s-other-mother-S-Knox-207615920" text:style-name="Internet_20_link" text:visited-style-name="Visited_20_Internet_20_Link"><text:span text:style-name="T2">outra mãe do "bem"</text:span></text:a></text:p>
      <text:p text:style-name="P5"><text:span text:style-name="T1">foto 6, </text:span><text:a xlink:type="simple" xlink:href="https://www.deviantart.com/pointblizzy/art/Evil-Other-Mother-209249932" text:style-name="Internet_20_link" text:visited-style-name="Visited_20_Internet_20_Link"><text:span text:style-name="T2">outra mãe</text:span></text:a></text:p>
      <text:p text:style-name="P5"><text:span text:style-name="T1">foto 7, </text:span><text:a xlink:type="simple" xlink:href="https://www.deviantart.com/pointblizzy/art/Wybie-Coraline-s-friend-211863207" text:style-name="Internet_20_link" text:visited-style-name="Visited_20_Internet_20_Link"><text:span text:style-name="T1">wybie</text:span></text:a></text:p>
      <text:p text:style-name="P5"><text:span text:style-name="T1">foto 7, </text:span><text:a xlink:type="simple" xlink:href="https://www.deviantart.com/coraline67/art/Coraline-with-buttons-eyes-after-the-escape-1022640763" text:style-name="Internet_20_link" text:visited-style-name="Visited_20_Internet_20_Link"><text:span text:style-name="T1">coraline possuída</text:span></text:a></text:p>
      <text:p text:style-name="P5"><text:span text:style-name="T1">foto 8, </text:span><text:a xlink:type="simple" xlink:href="https://br.pinterest.com/pin/4151824651440154/" text:style-name="Internet_20_link" text:visited-style-name="Visited_20_Internet_20_Link"><text:span text:style-name="T1">coraline no "buraco"</text:span></text:a></text:p>
      <text:p text:style-name="P5"><text:span text:style-name="T1">foto 9, </text:span><text:a xlink:type="simple" xlink:href="https://br.pinterest.com/pin/7670261861462026/" text:style-name="Internet_20_link" text:visited-style-name="Visited_20_Internet_20_Link"><text:span text:style-name="T1">menino sem sorvete</text:span></text:a></text:p>
      <text:p text:style-name="P5"><text:span text:style-name="T1">foto 10, </text:span><text:a xlink:type="simple" xlink:href="https://br.pinterest.com/pin/110197522126489678/" text:style-name="Internet_20_link" text:visited-style-name="Visited_20_Internet_20_Link"><text:span text:style-name="T1">menino com sorvete</text:span></text:a></text:p>
      <text:p text:style-name="P5"><text:span text:style-name="T1">foto 11, </text:span><text:a xlink:type="simple" xlink:href="https://br.pinterest.com/pin/5559199536215732/" text:style-name="Internet_20_link" text:visited-style-name="Visited_20_Internet_20_Link"><text:span text:style-name="T1">ratinho saltitante</text:span></text:a></text:p>
      <text:p text:style-name="P4">foto 12: <text:a xlink:type="simple" xlink:href="https://br.pinterest.com/pin/211174977951254/" text:style-name="Internet_20_link" text:visited-style-name="Visited_20_Internet_20_Link">chave</text:a></text:p>
      <text:p text:style-name="P6"><text:span text:style-name="T2">foto 13: eu, a foto veio da foto de perfil do meu </text:span><text:a xlink:type="simple" xlink:href="https://www.instagram.com/k.jordan234/" text:style-name="Internet_20_link" text:visited-style-name="Visited_20_Internet_20_Link"><text:span text:style-name="T2">instagram</text:span></text:a></text:p>
      <text:p text:style-name="P6"/>
      <text:p text:style-name="P3">Comentário de observação de como foi feito/ferramentas utilizadas:</text:p>
      <text:p text:style-name="P3"/>
      <text:p text:style-name="P7"><text:span text:style-name="T4">P</text:span>ara a realização desse trabalho, eu fui aos sites acima e busquei as fotos primeiro. Logo em seguida abri o <text:span text:style-name="T4">P</text:span>hotopea e comecei a dispersar as imagens baixadas de modo que elas ficassem umas em cima das outras propositalmente, para criar uma vibe aesthetic e dar profundidade. Após fazer isso, eu desfoquei os cantos das imagens com a ferramenta de desfoque, para meio que “misturar” as imagens. <text:span text:style-name="T4">Depois de todas imagens colocadas, coloquei a minha foto e a legenda com meu nome. Depois de tudo isso, fui adicionando as escritas: título, autor, resumo e o público-alvo, uma por uma. Selecionei as fontes que achei que combinavam com a animação e coloquei a fonte na cor branca pra melhor visualização. Por fim, baixei as fotos. </text:span></text:p>
      <text:p text:style-name="P8"/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Condensed" svg:font-family="'Bahnschrift Condensed'" style:font-family-generic="swiss" style:font-pitch="variable"/>
    <style:font-face style:name="Kristen ITC" svg:font-family="'Kristen ITC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8:36:20.802000000</meta:creation-date>
    <dc:date>2025-03-12T19:09:33.814000000</dc:date>
    <meta:editing-duration>PT9M34S</meta:editing-duration>
    <meta:editing-cycles>1</meta:editing-cycles>
    <meta:document-statistic meta:table-count="0" meta:image-count="0" meta:object-count="0" meta:page-count="1" meta:paragraph-count="19" meta:word-count="212" meta:character-count="1209" meta:non-whitespace-character-count="1013"/>
    <meta:generator>LibreOffice/24.8.5.1$Windows_X86_64 LibreOffice_project/8e3f91296d65a47712b8a390b4731fa5a2f6c9af</meta:generator>
  </office:meta>
</office:document-meta>
</file>